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="none" draw:textarea-horizontal-align="justify" draw:textarea-vertical-align="middle" draw:auto-grow-height="false" fo:min-height="1.05cm" fo:min-width="3.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standard">
      <style:graphic-properties draw:stroke="none" svg:stroke-color="#000000" draw:fill="none" draw:fill-color="#ffffff" fo:min-height="3.55cm"/>
    </style:style>
    <style:style style:name="gr5" style:family="graphic" style:parent-style-name="standard">
      <style:graphic-properties svg:stroke-color="#3465a4" draw:fill="solid" draw:fill-color="#99ff66" draw:textarea-horizontal-align="justify" draw:textarea-vertical-align="middle" draw:auto-grow-height="false" fo:min-height="1.05cm" fo:min-width="3.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6cm" fo:min-width="0cm"/>
    </style:style>
    <style:style style:name="gr9" style:family="graphic" style:parent-style-name="standard">
      <style:graphic-properties svg:stroke-color="#3465a4" draw:fill="solid" draw:fill-color="#ffff00" draw:textarea-horizontal-align="justify" draw:textarea-vertical-align="middle" draw:auto-grow-height="false" fo:min-height="1.05cm" fo:min-width="3.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1" style:family="graphic" style:parent-style-name="standard">
      <style:graphic-properties svg:stroke-color="#3465a4" draw:fill="solid" draw:fill-color="#3333ff" draw:textarea-horizontal-align="justify" draw:textarea-vertical-align="middle" draw:auto-grow-height="false" fo:min-height="1.05cm" fo:min-width="3.7cm"/>
    </style:style>
    <style:style style:name="gr12" style:family="graphic" style:parent-style-name="standard">
      <style:graphic-properties draw:stroke="none" svg:stroke-color="#000000" draw:fill="none" draw:fill-color="#ffffff" fo:min-height="4.267cm"/>
    </style:style>
    <style:style style:name="gr13" style:family="graphic" style:parent-style-name="standard">
      <style:graphic-properties svg:stroke-color="#3465a4" draw:fill="none" draw:fill-color="#ff66cc" draw:textarea-horizontal-align="justify" draw:textarea-vertical-align="middle" draw:auto-grow-height="false" fo:min-height="1.05cm" fo:min-width="3.7cm"/>
    </style:style>
    <style:style style:name="gr14" style:family="graphic" style:parent-style-name="standard">
      <style:graphic-properties svg:stroke-color="#3465a4" draw:fill="solid" draw:fill-color="#ff66cc" draw:textarea-horizontal-align="justify" draw:textarea-vertical-align="middle" draw:auto-grow-height="false" fo:min-height="1.05cm" fo:min-width="3.7cm"/>
    </style:style>
    <style:style style:name="gr15" style:family="graphic" style:parent-style-name="standard">
      <style:graphic-properties draw:stroke="none" svg:stroke-color="#000000" draw:fill="none" draw:fill-color="#ffffff" fo:min-height="4.55cm"/>
    </style:style>
    <style:style style:name="gr16" style:family="graphic" style:parent-style-name="standard">
      <style:graphic-properties draw:stroke="none" svg:stroke-color="#000000" draw:fill="none" draw:fill-color="#ffffff" fo:min-height="2.85cm"/>
    </style:style>
    <style:style style:name="gr1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objectwithoutfill">
      <style:graphic-properties svg:stroke-color="#009933"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2.05cm"/>
    </style:style>
    <style:style style:name="gr21" style:family="graphic" style:parent-style-name="standard">
      <style:graphic-properties draw:stroke="none" svg:stroke-color="#000000" draw:fill="none" draw:fill-color="#ffffff" fo:min-height="3.556cm"/>
    </style:style>
    <style:style style:name="gr22" style:family="graphic" style:parent-style-name="standard">
      <style:graphic-properties draw:stroke="none" svg:stroke-color="#000000" draw:fill="none" draw:fill-color="#ffffff" fo:min-height="2.35cm"/>
    </style:style>
    <style:style style:name="gr23" style:family="graphic" style:parent-style-name="standard">
      <style:graphic-properties svg:stroke-color="#3465a4" draw:fill="solid" draw:fill-color="#ff0000" draw:textarea-horizontal-align="justify" draw:textarea-vertical-align="middle" draw:auto-grow-height="false" fo:min-height="1.05cm" fo:min-width="3.7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8pt"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solid" draw:fill-color="#99ff66"/>
      <style:paragraph-properties fo:text-align="center"/>
      <style:text-properties fo:font-size="18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 draw:fill-color="#ffff00"/>
      <style:paragraph-properties fo:text-align="center"/>
      <style:text-properties fo:font-size="18pt"/>
    </style:style>
    <style:style style:name="P11" style:family="paragraph">
      <loext:graphic-properties draw:fill="solid" draw:fill-color="#3333ff"/>
      <style:paragraph-properties fo:text-align="center"/>
      <style:text-properties fo:font-size="18pt"/>
    </style:style>
    <style:style style:name="P12" style:family="paragraph">
      <loext:graphic-properties draw:fill="none" draw:fill-color="#ff66cc"/>
      <style:paragraph-properties fo:text-align="center"/>
      <style:text-properties fo:font-size="18pt"/>
    </style:style>
    <style:style style:name="P13" style:family="paragraph">
      <loext:graphic-properties draw:fill="solid" draw:fill-color="#ff66cc"/>
      <style:paragraph-properties fo:text-align="center"/>
      <style:text-properties fo:font-size="18pt"/>
    </style:style>
    <style:style style:name="P14" style:family="paragraph">
      <loext:graphic-properties draw:fill="solid" draw:fill-color="#ff0000"/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2cm" svg:height="1.3cm" svg:x="2.9cm" svg:y="8.3cm">
          <text:p text:style-name="P1">Nouveau 5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2.9cm" svg:y="10.9cm">
          <text:p text:style-name="P1">Nouveau 3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2.9cm" svg:y="9.6cm">
          <text:p text:style-name="P1">Nouveau 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layer="layout" svg:width="4.2cm" svg:height="1.3cm" svg:x="2.9cm" svg:y="12.2cm">
          <text:p text:style-name="P1">Nouveau 2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2.9cm" svg:y="13.5cm">
          <text:p text:style-name="P1">Nouveau 1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8.3cm">
          <text:p text:style-name="P1">Ancien 5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10.9cm">
          <text:p text:style-name="P1">Ancien 3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9.6cm">
          <text:p text:style-name="P1">Ancien 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12.2cm">
          <text:p text:style-name="P1">Ancien 2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13.5cm">
          <text:p text:style-name="P1">Ancien 1</text:p>
          <draw:enhanced-geometry svg:viewBox="0 0 21600 21600" draw:mirror-vertical="false" draw:type="rectangle" draw:enhanced-path="M 0 0 L 21600 0 21600 21600 0 21600 0 0 Z N"/>
        </draw:custom-shape>
        <draw:line draw:style-name="gr2" draw:text-style-name="P3" draw:layer="layout" svg:x1="17.7cm" svg:y1="16cm" svg:x2="17.7cm" svg:y2="4.3cm">
          <text:p/>
        </draw:line>
        <draw:frame draw:style-name="gr3" draw:text-style-name="P5" draw:layer="layout" svg:width="12.2cm" svg:height="1.673cm" draw:transform="rotate (-1.5707963267949) translate (19.4cm 4.7cm)">
          <draw:text-box>
            <text:p text:style-name="P4"><text:span text:style-name="T1">Sens dans lequel on parcourt la liste</text:span></text:p>
          </draw:text-box>
        </draw:frame>
        <draw:frame draw:style-name="gr4" draw:text-style-name="P7" draw:layer="layout" svg:width="11.4cm" svg:height="3.8cm" svg:x="6.3cm" svg:y="1.6cm">
          <draw:text-box>
            <text:p text:style-name="P6">Création d'une paire</text:p>
          </draw:text-box>
        </draw:frame>
      </draw:page>
      <draw:page draw:name="page2" draw:style-name="dp1" draw:master-page-name="Standard">
        <draw:custom-shape draw:style-name="gr1" draw:text-style-name="P2" draw:layer="layout" svg:width="4.2cm" svg:height="1.3cm" svg:x="2.9cm" svg:y="8.3cm">
          <text:p text:style-name="P1">Nouveau 5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2.9cm" svg:y="10.9cm">
          <text:p text:style-name="P1">Nouveau 3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2.9cm" svg:y="9.6cm">
          <text:p text:style-name="P1">Nouveau 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layer="layout" svg:width="4.2cm" svg:height="1.3cm" svg:x="2.9cm" svg:y="12.2cm">
          <text:p text:style-name="P1">Nouveau 2</text:p>
          <draw:enhanced-geometry svg:viewBox="0 0 21600 21600" draw:mirror-vertical="false" draw:type="rectangle" draw:enhanced-path="M 0 0 L 21600 0 21600 21600 0 21600 0 0 Z N"/>
        </draw:custom-shape>
        <draw:custom-shape draw:style-name="gr5" draw:text-style-name="P8" draw:layer="layout" svg:width="4.2cm" svg:height="1.3cm" svg:x="2.9cm" svg:y="13.5cm">
          <text:p text:style-name="P1">Nouveau 1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8.3cm">
          <text:p text:style-name="P1">Ancien 5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10.9cm">
          <text:p text:style-name="P1">Ancien 3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9.6cm">
          <text:p text:style-name="P1">Ancien 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12.2cm">
          <text:p text:style-name="P1">Ancien 2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13.5cm">
          <text:p text:style-name="P1">Ancien 1</text:p>
          <draw:enhanced-geometry svg:viewBox="0 0 21600 21600" draw:mirror-vertical="false" draw:type="rectangle" draw:enhanced-path="M 0 0 L 21600 0 21600 21600 0 21600 0 0 Z N"/>
        </draw:custom-shape>
        <draw:line draw:style-name="gr2" draw:text-style-name="P3" draw:layer="layout" svg:x1="17.7cm" svg:y1="16cm" svg:x2="17.7cm" svg:y2="4.3cm">
          <text:p/>
        </draw:line>
        <draw:frame draw:style-name="gr3" draw:text-style-name="P5" draw:layer="layout" svg:width="12.2cm" svg:height="1.673cm" draw:transform="rotate (-1.5707963267949) translate (19.4cm 4.7cm)">
          <draw:text-box>
            <text:p text:style-name="P4"><text:span text:style-name="T1">Sens dans lequel on parcourt la liste</text:span></text:p>
          </draw:text-box>
        </draw:frame>
        <draw:frame draw:style-name="gr4" draw:text-style-name="P7" draw:layer="layout" svg:width="11.4cm" svg:height="3.8cm" svg:x="6.3cm" svg:y="1.6cm">
          <draw:text-box>
            <text:p text:style-name="P6">Création d'une paire</text:p>
          </draw:text-box>
        </draw:frame>
        <draw:line draw:style-name="gr6" draw:text-style-name="P3" draw:layer="layout" svg:x1="2.6cm" svg:y1="6.1cm" svg:x2="2.9cm" svg:y2="8.1cm">
          <text:p/>
        </draw:line>
        <draw:frame draw:style-name="gr7" draw:text-style-name="P9" draw:layer="layout" svg:width="9.832cm" svg:height="0.962cm" svg:x="1cm" svg:y="4.8cm">
          <draw:text-box>
            <text:p>Indice de performance plus élevé</text:p>
          </draw:text-box>
        </draw:frame>
        <draw:frame draw:style-name="gr8" draw:text-style-name="P9" draw:layer="layout" svg:width="6.5cm" svg:height="3.119cm" svg:x="2cm" svg:y="16cm">
          <draw:text-box>
            <text:p>On essaie de trouver un partenaire pour le 1<text:span text:style-name="T2">er</text:span> nouveau de la liste</text:p>
          </draw:text-box>
        </draw:frame>
      </draw:page>
      <draw:page draw:name="page3" draw:style-name="dp1" draw:master-page-name="Standard">
        <draw:custom-shape draw:style-name="gr1" draw:text-style-name="P2" draw:layer="layout" svg:width="4.2cm" svg:height="1.3cm" svg:x="2.9cm" svg:y="8.3cm">
          <text:p text:style-name="P1">Nouveau 5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2.9cm" svg:y="10.9cm">
          <text:p text:style-name="P1">Nouveau 3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2.9cm" svg:y="9.6cm">
          <text:p text:style-name="P1">Nouveau 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layer="layout" svg:width="4.2cm" svg:height="1.3cm" svg:x="2.9cm" svg:y="12.2cm">
          <text:p text:style-name="P1">Nouveau 2</text:p>
          <draw:enhanced-geometry svg:viewBox="0 0 21600 21600" draw:mirror-vertical="false" draw:type="rectangle" draw:enhanced-path="M 0 0 L 21600 0 21600 21600 0 21600 0 0 Z N"/>
        </draw:custom-shape>
        <draw:custom-shape draw:style-name="gr5" draw:text-style-name="P8" draw:layer="layout" svg:width="4.2cm" svg:height="1.3cm" svg:x="2.9cm" svg:y="13.5cm">
          <text:p text:style-name="P1">Nouveau 1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8.3cm">
          <text:p text:style-name="P1">Ancien 5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10.9cm">
          <text:p text:style-name="P1">Ancien 3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9.6cm">
          <text:p text:style-name="P1">Ancien 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12.2cm">
          <text:p text:style-name="P1">Ancien 2</text:p>
          <draw:enhanced-geometry svg:viewBox="0 0 21600 21600" draw:mirror-vertical="false" draw:type="rectangle" draw:enhanced-path="M 0 0 L 21600 0 21600 21600 0 21600 0 0 Z N"/>
        </draw:custom-shape>
        <draw:custom-shape draw:style-name="gr9" draw:text-style-name="P10" draw:layer="layout" svg:width="4.2cm" svg:height="1.3cm" svg:x="11.7cm" svg:y="13.5cm">
          <text:p text:style-name="P1">Ancien 1</text:p>
          <draw:enhanced-geometry svg:viewBox="0 0 21600 21600" draw:mirror-vertical="false" draw:type="rectangle" draw:enhanced-path="M 0 0 L 21600 0 21600 21600 0 21600 0 0 Z N"/>
        </draw:custom-shape>
        <draw:line draw:style-name="gr2" draw:text-style-name="P3" draw:layer="layout" svg:x1="17.7cm" svg:y1="16cm" svg:x2="17.7cm" svg:y2="4.3cm">
          <text:p/>
        </draw:line>
        <draw:frame draw:style-name="gr3" draw:text-style-name="P5" draw:layer="layout" svg:width="12.2cm" svg:height="1.673cm" draw:transform="rotate (-1.5707963267949) translate (19.4cm 4.7cm)">
          <draw:text-box>
            <text:p text:style-name="P4"><text:span text:style-name="T1">Sens dans lequel on parcourt la liste</text:span></text:p>
          </draw:text-box>
        </draw:frame>
        <draw:frame draw:style-name="gr4" draw:text-style-name="P7" draw:layer="layout" svg:width="11.4cm" svg:height="3.8cm" svg:x="6.3cm" svg:y="1.6cm">
          <draw:text-box>
            <text:p text:style-name="P6">Création d'une paire</text:p>
          </draw:text-box>
        </draw:frame>
        <draw:line draw:style-name="gr6" draw:text-style-name="P3" draw:layer="layout" svg:x1="2.6cm" svg:y1="6.1cm" svg:x2="2.9cm" svg:y2="8.1cm">
          <text:p/>
        </draw:line>
        <draw:frame draw:style-name="gr7" draw:text-style-name="P7" draw:layer="layout" svg:width="9.832cm" svg:height="0.962cm" svg:x="1cm" svg:y="4.8cm">
          <draw:text-box>
            <text:p text:style-name="P6">Indice de performance plus élevé</text:p>
          </draw:text-box>
        </draw:frame>
        <draw:frame draw:style-name="gr8" draw:text-style-name="P7" draw:layer="layout" svg:width="6.5cm" svg:height="3.119cm" svg:x="2cm" svg:y="16cm">
          <draw:text-box>
            <text:p text:style-name="P6">On essaie de trouver un partenaire pour le 1<text:span text:style-name="T2">er</text:span> nouveau de la liste</text:p>
          </draw:text-box>
        </draw:frame>
        <draw:line draw:style-name="gr6" draw:text-style-name="P3" draw:layer="layout" svg:x1="7.2cm" svg:y1="14.2cm" svg:x2="11.7cm" svg:y2="14.2cm">
          <text:p/>
        </draw:line>
        <draw:frame draw:style-name="gr10" draw:text-style-name="P9" draw:layer="layout" svg:width="6.4cm" svg:height="3.095cm" svg:x="11cm" svg:y="16.116cm">
          <draw:text-box>
            <text:p>On regarde si le premier ancien est disponible pour former une paire</text:p>
          </draw:text-box>
        </draw:frame>
      </draw:page>
      <draw:page draw:name="page4" draw:style-name="dp1" draw:master-page-name="Standard">
        <draw:custom-shape draw:style-name="gr1" draw:text-style-name="P2" draw:layer="layout" svg:width="4.2cm" svg:height="1.3cm" svg:x="2.9cm" svg:y="8.3cm">
          <text:p text:style-name="P1">Nouveau 5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2.9cm" svg:y="10.9cm">
          <text:p text:style-name="P1">Nouveau 3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2.9cm" svg:y="9.6cm">
          <text:p text:style-name="P1">Nouveau 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layer="layout" svg:width="4.2cm" svg:height="1.3cm" svg:x="2.9cm" svg:y="12.2cm">
          <text:p text:style-name="P1">Nouveau 2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2.9cm" svg:y="13.5cm">
          <text:p text:style-name="P1">Nouveau 1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8.3cm">
          <text:p text:style-name="P1">Ancien 5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10.9cm">
          <text:p text:style-name="P1">Ancien 3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9.6cm">
          <text:p text:style-name="P1">Ancien 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12.2cm">
          <text:p text:style-name="P1">Ancien 2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11.7cm" svg:y="13.5cm">
          <text:p text:style-name="P1">Ancien 1</text:p>
          <draw:enhanced-geometry svg:viewBox="0 0 21600 21600" draw:mirror-vertical="false" draw:type="rectangle" draw:enhanced-path="M 0 0 L 21600 0 21600 21600 0 21600 0 0 Z N"/>
        </draw:custom-shape>
        <draw:line draw:style-name="gr2" draw:text-style-name="P3" draw:layer="layout" svg:x1="17.7cm" svg:y1="16cm" svg:x2="17.7cm" svg:y2="4.3cm">
          <text:p/>
        </draw:line>
        <draw:frame draw:style-name="gr3" draw:text-style-name="P5" draw:layer="layout" svg:width="12.2cm" svg:height="1.673cm" draw:transform="rotate (-1.5707963267949) translate (19.4cm 4.7cm)">
          <draw:text-box>
            <text:p text:style-name="P4"><text:span text:style-name="T1">Sens dans lequel on parcourt la liste</text:span></text:p>
          </draw:text-box>
        </draw:frame>
        <draw:frame draw:style-name="gr4" draw:text-style-name="P7" draw:layer="layout" svg:width="11.4cm" svg:height="3.8cm" svg:x="6.3cm" svg:y="1.6cm">
          <draw:text-box>
            <text:p text:style-name="P6">Création d'une paire</text:p>
          </draw:text-box>
        </draw:frame>
        <draw:line draw:style-name="gr6" draw:text-style-name="P3" draw:layer="layout" svg:x1="2.6cm" svg:y1="6.1cm" svg:x2="2.9cm" svg:y2="8.1cm">
          <text:p/>
        </draw:line>
        <draw:frame draw:style-name="gr7" draw:text-style-name="P7" draw:layer="layout" svg:width="9.832cm" svg:height="0.962cm" svg:x="1cm" svg:y="4.8cm">
          <draw:text-box>
            <text:p text:style-name="P6">Indice de performance plus élevé</text:p>
          </draw:text-box>
        </draw:frame>
        <draw:frame draw:style-name="gr8" draw:text-style-name="P7" draw:layer="layout" svg:width="6.5cm" svg:height="3.119cm" svg:x="2cm" svg:y="16cm">
          <draw:text-box>
            <text:p text:style-name="P6">On essaie de trouver un partenaire pour le 1<text:span text:style-name="T2">er</text:span> nouveau de la liste</text:p>
          </draw:text-box>
        </draw:frame>
        <draw:line draw:style-name="gr6" draw:text-style-name="P3" draw:layer="layout" svg:x1="7.2cm" svg:y1="14.2cm" svg:x2="11.7cm" svg:y2="14.2cm">
          <text:p/>
        </draw:line>
        <draw:frame draw:style-name="gr10" draw:text-style-name="P7" draw:layer="layout" svg:width="6.4cm" svg:height="3.806cm" svg:x="11cm" svg:y="16.116cm">
          <draw:text-box>
            <text:p text:style-name="P6">Les deux joueurs n'ont jamais joué ensemble donc on peut les mettre en paire</text:p>
          </draw:text-box>
        </draw:frame>
      </draw:page>
      <draw:page draw:name="page5" draw:style-name="dp1" draw:master-page-name="Standard">
        <draw:custom-shape draw:style-name="gr1" draw:text-style-name="P2" draw:layer="layout" svg:width="4.2cm" svg:height="1.3cm" svg:x="2.9cm" svg:y="8.3cm">
          <text:p text:style-name="P1">Nouveau 5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2.9cm" svg:y="10.9cm">
          <text:p text:style-name="P1">Nouveau 3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2.9cm" svg:y="9.6cm">
          <text:p text:style-name="P1">Nouveau 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8" draw:layer="layout" svg:width="4.2cm" svg:height="1.3cm" svg:x="2.9cm" svg:y="12.2cm">
          <text:p text:style-name="P1">Nouveau 2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2.9cm" svg:y="13.5cm">
          <text:p text:style-name="P1">Nouveau 1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8.3cm">
          <text:p text:style-name="P1">Ancien 5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10.9cm">
          <text:p text:style-name="P1">Ancien 3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9.6cm">
          <text:p text:style-name="P1">Ancien 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12.2cm">
          <text:p text:style-name="P1">Ancien 2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11.7cm" svg:y="13.5cm">
          <text:p text:style-name="P1">Ancien 1</text:p>
          <draw:enhanced-geometry svg:viewBox="0 0 21600 21600" draw:mirror-vertical="false" draw:type="rectangle" draw:enhanced-path="M 0 0 L 21600 0 21600 21600 0 21600 0 0 Z N"/>
        </draw:custom-shape>
        <draw:line draw:style-name="gr2" draw:text-style-name="P3" draw:layer="layout" svg:x1="17.7cm" svg:y1="16cm" svg:x2="17.7cm" svg:y2="4.3cm">
          <text:p/>
        </draw:line>
        <draw:frame draw:style-name="gr3" draw:text-style-name="P5" draw:layer="layout" svg:width="12.2cm" svg:height="1.673cm" draw:transform="rotate (-1.5707963267949) translate (19.4cm 4.7cm)">
          <draw:text-box>
            <text:p text:style-name="P4"><text:span text:style-name="T1">Sens dans lequel on parcourt la liste</text:span></text:p>
          </draw:text-box>
        </draw:frame>
        <draw:frame draw:style-name="gr4" draw:text-style-name="P7" draw:layer="layout" svg:width="11.4cm" svg:height="3.8cm" svg:x="6.3cm" svg:y="1.6cm">
          <draw:text-box>
            <text:p text:style-name="P6">Création d'une paire</text:p>
          </draw:text-box>
        </draw:frame>
        <draw:line draw:style-name="gr6" draw:text-style-name="P3" draw:layer="layout" svg:x1="2.6cm" svg:y1="6.1cm" svg:x2="2.9cm" svg:y2="8.1cm">
          <text:p/>
        </draw:line>
        <draw:frame draw:style-name="gr7" draw:text-style-name="P7" draw:layer="layout" svg:width="9.832cm" svg:height="0.962cm" svg:x="1cm" svg:y="4.8cm">
          <draw:text-box>
            <text:p text:style-name="P6">Indice de performance plus élevé</text:p>
          </draw:text-box>
        </draw:frame>
        <draw:frame draw:style-name="gr8" draw:text-style-name="P7" draw:layer="layout" svg:width="6.5cm" svg:height="1.673cm" svg:x="2cm" svg:y="16cm">
          <draw:text-box>
            <text:p text:style-name="P6">Même chose pour le deuxième nouveau</text:p>
          </draw:text-box>
        </draw:frame>
        <draw:line draw:style-name="gr6" draw:text-style-name="P3" draw:layer="layout" svg:x1="7.2cm" svg:y1="14.2cm" svg:x2="11.7cm" svg:y2="14.2cm">
          <text:p/>
        </draw:line>
      </draw:page>
      <draw:page draw:name="page6" draw:style-name="dp1" draw:master-page-name="Standard">
        <draw:custom-shape draw:style-name="gr1" draw:text-style-name="P2" draw:layer="layout" svg:width="4.2cm" svg:height="1.3cm" svg:x="2.9cm" svg:y="8.3cm">
          <text:p text:style-name="P1">Nouveau 5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2.9cm" svg:y="10.9cm">
          <text:p text:style-name="P1">Nouveau 3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2.9cm" svg:y="9.6cm">
          <text:p text:style-name="P1">Nouveau 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8" draw:layer="layout" svg:width="4.2cm" svg:height="1.3cm" svg:x="2.9cm" svg:y="12.2cm">
          <text:p text:style-name="P1">Nouveau 2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2.9cm" svg:y="13.5cm">
          <text:p text:style-name="P1">Nouveau 1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8.3cm">
          <text:p text:style-name="P1">Ancien 5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10.9cm">
          <text:p text:style-name="P1">Ancien 3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9.6cm">
          <text:p text:style-name="P1">Ancien 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12.2cm">
          <text:p text:style-name="P1">Ancien 2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11.7cm" svg:y="13.5cm">
          <text:p text:style-name="P1">Ancien 1</text:p>
          <draw:enhanced-geometry svg:viewBox="0 0 21600 21600" draw:mirror-vertical="false" draw:type="rectangle" draw:enhanced-path="M 0 0 L 21600 0 21600 21600 0 21600 0 0 Z N"/>
        </draw:custom-shape>
        <draw:line draw:style-name="gr2" draw:text-style-name="P3" draw:layer="layout" svg:x1="17.7cm" svg:y1="16cm" svg:x2="17.7cm" svg:y2="4.3cm">
          <text:p/>
        </draw:line>
        <draw:frame draw:style-name="gr3" draw:text-style-name="P5" draw:layer="layout" svg:width="12.2cm" svg:height="1.673cm" draw:transform="rotate (-1.5707963267949) translate (19.4cm 4.7cm)">
          <draw:text-box>
            <text:p text:style-name="P4"><text:span text:style-name="T1">Sens dans lequel on parcourt la liste</text:span></text:p>
          </draw:text-box>
        </draw:frame>
        <draw:frame draw:style-name="gr4" draw:text-style-name="P7" draw:layer="layout" svg:width="11.4cm" svg:height="3.8cm" svg:x="6.3cm" svg:y="1.6cm">
          <draw:text-box>
            <text:p text:style-name="P6">Création d'une paire</text:p>
          </draw:text-box>
        </draw:frame>
        <draw:line draw:style-name="gr6" draw:text-style-name="P3" draw:layer="layout" svg:x1="2.6cm" svg:y1="6.1cm" svg:x2="2.9cm" svg:y2="8.1cm">
          <text:p/>
        </draw:line>
        <draw:frame draw:style-name="gr7" draw:text-style-name="P7" draw:layer="layout" svg:width="9.832cm" svg:height="0.962cm" svg:x="1cm" svg:y="4.8cm">
          <draw:text-box>
            <text:p text:style-name="P6">Indice de performance plus élevé</text:p>
          </draw:text-box>
        </draw:frame>
        <draw:frame draw:style-name="gr8" draw:text-style-name="P7" draw:layer="layout" svg:width="6.5cm" svg:height="1.673cm" svg:x="2cm" svg:y="16cm">
          <draw:text-box>
            <text:p text:style-name="P6">Même chose pour le deuxième nouveau</text:p>
          </draw:text-box>
        </draw:frame>
        <draw:line draw:style-name="gr6" draw:text-style-name="P3" draw:layer="layout" svg:x1="7.2cm" svg:y1="14.2cm" svg:x2="11.7cm" svg:y2="14.2cm">
          <text:p/>
        </draw:line>
        <draw:line draw:style-name="gr6" draw:text-style-name="P3" draw:layer="layout" svg:x1="7.2cm" svg:y1="12.8cm" svg:x2="11.7cm" svg:y2="14.1cm">
          <text:p/>
        </draw:line>
        <draw:frame draw:style-name="gr12" draw:text-style-name="P9" draw:layer="layout" svg:width="6.5cm" svg:height="4.517cm" svg:x="11.5cm" svg:y="16cm">
          <draw:text-box>
            <text:p>Le premier ancien n'est pas disponible car il est déjà dans une paire, on passe au suivant</text:p>
          </draw:text-box>
        </draw:frame>
      </draw:page>
      <draw:page draw:name="page7" draw:style-name="dp1" draw:master-page-name="Standard">
        <draw:custom-shape draw:style-name="gr1" draw:text-style-name="P2" draw:layer="layout" svg:width="4.2cm" svg:height="1.3cm" svg:x="2.9cm" svg:y="8.3cm">
          <text:p text:style-name="P1">Nouveau 5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2.9cm" svg:y="10.9cm">
          <text:p text:style-name="P1">Nouveau 3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2.9cm" svg:y="9.6cm">
          <text:p text:style-name="P1">Nouveau 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8" draw:layer="layout" svg:width="4.2cm" svg:height="1.3cm" svg:x="2.9cm" svg:y="12.2cm">
          <text:p text:style-name="P1">Nouveau 2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2.9cm" svg:y="13.5cm">
          <text:p text:style-name="P1">Nouveau 1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8.3cm">
          <text:p text:style-name="P1">Ancien 5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10.9cm">
          <text:p text:style-name="P1">Ancien 3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9.6cm">
          <text:p text:style-name="P1">Ancien 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10" draw:layer="layout" svg:width="4.2cm" svg:height="1.3cm" svg:x="11.7cm" svg:y="12.2cm">
          <text:p text:style-name="P1">Ancien 2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11.7cm" svg:y="13.5cm">
          <text:p text:style-name="P1">Ancien 1</text:p>
          <draw:enhanced-geometry svg:viewBox="0 0 21600 21600" draw:mirror-vertical="false" draw:type="rectangle" draw:enhanced-path="M 0 0 L 21600 0 21600 21600 0 21600 0 0 Z N"/>
        </draw:custom-shape>
        <draw:line draw:style-name="gr2" draw:text-style-name="P3" draw:layer="layout" svg:x1="17.7cm" svg:y1="16cm" svg:x2="17.7cm" svg:y2="4.3cm">
          <text:p/>
        </draw:line>
        <draw:frame draw:style-name="gr3" draw:text-style-name="P5" draw:layer="layout" svg:width="12.2cm" svg:height="1.673cm" draw:transform="rotate (-1.5707963267949) translate (19.4cm 4.7cm)">
          <draw:text-box>
            <text:p text:style-name="P4"><text:span text:style-name="T1">Sens dans lequel on parcourt la liste</text:span></text:p>
          </draw:text-box>
        </draw:frame>
        <draw:frame draw:style-name="gr4" draw:text-style-name="P7" draw:layer="layout" svg:width="11.4cm" svg:height="3.8cm" svg:x="6.3cm" svg:y="1.6cm">
          <draw:text-box>
            <text:p text:style-name="P6">Création d'une paire</text:p>
          </draw:text-box>
        </draw:frame>
        <draw:line draw:style-name="gr6" draw:text-style-name="P3" draw:layer="layout" svg:x1="2.6cm" svg:y1="6.1cm" svg:x2="2.9cm" svg:y2="8.1cm">
          <text:p/>
        </draw:line>
        <draw:frame draw:style-name="gr7" draw:text-style-name="P7" draw:layer="layout" svg:width="9.832cm" svg:height="0.962cm" svg:x="1cm" svg:y="4.8cm">
          <draw:text-box>
            <text:p text:style-name="P6">Indice de performance plus élevé</text:p>
          </draw:text-box>
        </draw:frame>
        <draw:frame draw:style-name="gr8" draw:text-style-name="P7" draw:layer="layout" svg:width="6.5cm" svg:height="1.673cm" svg:x="2cm" svg:y="16cm">
          <draw:text-box>
            <text:p text:style-name="P6">Même chose pour le deuxième nouveau</text:p>
          </draw:text-box>
        </draw:frame>
        <draw:line draw:style-name="gr6" draw:text-style-name="P3" draw:layer="layout" svg:x1="7.2cm" svg:y1="14.2cm" svg:x2="11.7cm" svg:y2="14.2cm">
          <text:p/>
        </draw:line>
        <draw:line draw:style-name="gr6" draw:text-style-name="P3" draw:layer="layout" svg:x1="7.2cm" svg:y1="12.8cm" svg:x2="11.7cm" svg:y2="12.8cm">
          <text:p/>
        </draw:line>
        <draw:frame draw:style-name="gr12" draw:text-style-name="P7" draw:layer="layout" svg:width="6.5cm" svg:height="4.517cm" svg:x="11.5cm" svg:y="16cm">
          <draw:text-box>
            <text:p text:style-name="P6">On vérifie la disponibilité du deuxième ancien : ils n'ont jamais joué ensemble donc on crée la paire</text:p>
          </draw:text-box>
        </draw:frame>
      </draw:page>
      <draw:page draw:name="page8" draw:style-name="dp1" draw:master-page-name="Standard">
        <draw:custom-shape draw:style-name="gr1" draw:text-style-name="P2" draw:layer="layout" svg:width="4.2cm" svg:height="1.3cm" svg:x="2.9cm" svg:y="8.3cm">
          <text:p text:style-name="P1">Nouveau 5</text:p>
          <draw:enhanced-geometry svg:viewBox="0 0 21600 21600" draw:mirror-vertical="false" draw:type="rectangle" draw:enhanced-path="M 0 0 L 21600 0 21600 21600 0 21600 0 0 Z N"/>
        </draw:custom-shape>
        <draw:custom-shape draw:style-name="gr5" draw:text-style-name="P8" draw:layer="layout" svg:width="4.2cm" svg:height="1.3cm" svg:x="2.9cm" svg:y="10.9cm">
          <text:p text:style-name="P1">Nouveau 3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2.9cm" svg:y="9.6cm">
          <text:p text:style-name="P1">Nouveau 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11" draw:layer="layout" svg:width="4.2cm" svg:height="1.3cm" svg:x="2.9cm" svg:y="12.2cm">
          <text:p text:style-name="P1">Nouveau 2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2.9cm" svg:y="13.5cm">
          <text:p text:style-name="P1">Nouveau 1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8.3cm">
          <text:p text:style-name="P1">Ancien 5</text:p>
          <draw:enhanced-geometry svg:viewBox="0 0 21600 21600" draw:mirror-vertical="false" draw:type="rectangle" draw:enhanced-path="M 0 0 L 21600 0 21600 21600 0 21600 0 0 Z N"/>
        </draw:custom-shape>
        <draw:custom-shape draw:style-name="gr9" draw:text-style-name="P10" draw:layer="layout" svg:width="4.2cm" svg:height="1.3cm" svg:x="11.7cm" svg:y="10.9cm">
          <text:p text:style-name="P1">Ancien 3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9.6cm">
          <text:p text:style-name="P1">Ancien 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11" draw:layer="layout" svg:width="4.2cm" svg:height="1.3cm" svg:x="11.7cm" svg:y="12.2cm">
          <text:p text:style-name="P1">Ancien 2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11.7cm" svg:y="13.5cm">
          <text:p text:style-name="P1">Ancien 1</text:p>
          <draw:enhanced-geometry svg:viewBox="0 0 21600 21600" draw:mirror-vertical="false" draw:type="rectangle" draw:enhanced-path="M 0 0 L 21600 0 21600 21600 0 21600 0 0 Z N"/>
        </draw:custom-shape>
        <draw:line draw:style-name="gr2" draw:text-style-name="P3" draw:layer="layout" svg:x1="17.7cm" svg:y1="16cm" svg:x2="17.7cm" svg:y2="4.3cm">
          <text:p/>
        </draw:line>
        <draw:frame draw:style-name="gr3" draw:text-style-name="P5" draw:layer="layout" svg:width="12.2cm" svg:height="1.673cm" draw:transform="rotate (-1.5707963267949) translate (19.4cm 4.7cm)">
          <draw:text-box>
            <text:p text:style-name="P4"><text:span text:style-name="T1">Sens dans lequel on parcourt la liste</text:span></text:p>
          </draw:text-box>
        </draw:frame>
        <draw:frame draw:style-name="gr4" draw:text-style-name="P7" draw:layer="layout" svg:width="11.4cm" svg:height="3.8cm" svg:x="6.3cm" svg:y="1.6cm">
          <draw:text-box>
            <text:p text:style-name="P6">Création d'une paire</text:p>
          </draw:text-box>
        </draw:frame>
        <draw:line draw:style-name="gr6" draw:text-style-name="P3" draw:layer="layout" svg:x1="2.6cm" svg:y1="6.1cm" svg:x2="2.9cm" svg:y2="8.1cm">
          <text:p/>
        </draw:line>
        <draw:frame draw:style-name="gr7" draw:text-style-name="P7" draw:layer="layout" svg:width="9.832cm" svg:height="0.962cm" svg:x="1cm" svg:y="4.8cm">
          <draw:text-box>
            <text:p text:style-name="P6">Indice de performance plus élevé</text:p>
          </draw:text-box>
        </draw:frame>
        <draw:frame draw:style-name="gr8" draw:text-style-name="P7" draw:layer="layout" svg:width="6.5cm" svg:height="1.673cm" svg:x="2cm" svg:y="16cm">
          <draw:text-box>
            <text:p text:style-name="P6">Même chose pour le deuxième nouveau</text:p>
          </draw:text-box>
        </draw:frame>
        <draw:line draw:style-name="gr6" draw:text-style-name="P3" draw:layer="layout" svg:x1="7.2cm" svg:y1="14.2cm" svg:x2="11.7cm" svg:y2="14.2cm">
          <text:p/>
        </draw:line>
        <draw:line draw:style-name="gr6" draw:text-style-name="P3" draw:layer="layout" svg:x1="7.2cm" svg:y1="12.8cm" svg:x2="11.7cm" svg:y2="12.8cm">
          <text:p/>
        </draw:line>
        <draw:frame draw:style-name="gr12" draw:text-style-name="P7" draw:layer="layout" svg:width="6.5cm" svg:height="4.517cm" svg:x="11.5cm" svg:y="16cm">
          <draw:text-box>
            <text:p text:style-name="P6">On vérifie la disponibilité du deuxième ancien : ils n'ont jamais joué ensemble donc on crée la paire</text:p>
          </draw:text-box>
        </draw:frame>
        <draw:line draw:style-name="gr6" draw:text-style-name="P3" draw:layer="layout" svg:x1="7.2cm" svg:y1="11.5cm" svg:x2="11.7cm" svg:y2="11.5cm">
          <text:p/>
        </draw:line>
      </draw:page>
      <draw:page draw:name="page9" draw:style-name="dp1" draw:master-page-name="Standard">
        <draw:custom-shape draw:style-name="gr11" draw:text-style-name="P11" draw:layer="layout" svg:width="4.2cm" svg:height="1.3cm" svg:x="2.9cm" svg:y="8.3cm">
          <text:p text:style-name="P1">Nouveau 5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2.9cm" svg:y="10.9cm">
          <text:p text:style-name="P1">Nouveau 3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2.9cm" svg:y="9.6cm">
          <text:p text:style-name="P1">Nouveau 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11" draw:layer="layout" svg:width="4.2cm" svg:height="1.3cm" svg:x="2.9cm" svg:y="12.2cm">
          <text:p text:style-name="P1">Nouveau 2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2.9cm" svg:y="13.5cm">
          <text:p text:style-name="P1">Nouveau 1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11.7cm" svg:y="8.3cm">
          <text:p text:style-name="P1">Ancien 5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11.7cm" svg:y="10.9cm">
          <text:p text:style-name="P1">Ancien 3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11.7cm" svg:y="9.6cm">
          <text:p text:style-name="P1">Ancien 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11" draw:layer="layout" svg:width="4.2cm" svg:height="1.3cm" svg:x="11.7cm" svg:y="12.2cm">
          <text:p text:style-name="P1">Ancien 2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11.7cm" svg:y="13.5cm">
          <text:p text:style-name="P1">Ancien 1</text:p>
          <draw:enhanced-geometry svg:viewBox="0 0 21600 21600" draw:mirror-vertical="false" draw:type="rectangle" draw:enhanced-path="M 0 0 L 21600 0 21600 21600 0 21600 0 0 Z N"/>
        </draw:custom-shape>
        <draw:line draw:style-name="gr2" draw:text-style-name="P3" draw:layer="layout" svg:x1="17.7cm" svg:y1="16cm" svg:x2="17.7cm" svg:y2="4.3cm">
          <text:p/>
        </draw:line>
        <draw:frame draw:style-name="gr3" draw:text-style-name="P5" draw:layer="layout" svg:width="12.2cm" svg:height="1.673cm" draw:transform="rotate (-1.5707963267949) translate (19.4cm 4.7cm)">
          <draw:text-box>
            <text:p text:style-name="P4"><text:span text:style-name="T1">Sens dans lequel on parcourt la liste</text:span></text:p>
          </draw:text-box>
        </draw:frame>
        <draw:frame draw:style-name="gr4" draw:text-style-name="P7" draw:layer="layout" svg:width="11.4cm" svg:height="3.8cm" svg:x="6.3cm" svg:y="1.6cm">
          <draw:text-box>
            <text:p text:style-name="P6">Création d'une paire</text:p>
          </draw:text-box>
        </draw:frame>
        <draw:line draw:style-name="gr6" draw:text-style-name="P3" draw:layer="layout" svg:x1="2.6cm" svg:y1="6.1cm" svg:x2="2.9cm" svg:y2="8.1cm">
          <text:p/>
        </draw:line>
        <draw:frame draw:style-name="gr7" draw:text-style-name="P7" draw:layer="layout" svg:width="9.832cm" svg:height="0.962cm" svg:x="1cm" svg:y="4.8cm">
          <draw:text-box>
            <text:p text:style-name="P6">Indice de performance plus élevé</text:p>
          </draw:text-box>
        </draw:frame>
        <draw:frame draw:style-name="gr8" draw:text-style-name="P7" draw:layer="layout" svg:width="6.5cm" svg:height="2.384cm" svg:x="2cm" svg:y="16cm">
          <draw:text-box>
            <text:p text:style-name="P6">On répète l'opération pour les joueurs restant</text:p>
          </draw:text-box>
        </draw:frame>
        <draw:line draw:style-name="gr6" draw:text-style-name="P3" draw:layer="layout" svg:x1="7.2cm" svg:y1="14.2cm" svg:x2="11.7cm" svg:y2="14.2cm">
          <text:p/>
        </draw:line>
        <draw:line draw:style-name="gr6" draw:text-style-name="P3" draw:layer="layout" svg:x1="7.2cm" svg:y1="12.8cm" svg:x2="11.7cm" svg:y2="12.8cm">
          <text:p/>
        </draw:line>
        <draw:line draw:style-name="gr6" draw:text-style-name="P3" draw:layer="layout" svg:x1="7.1cm" svg:y1="11.5cm" svg:x2="11.7cm" svg:y2="11.5cm">
          <text:p/>
        </draw:line>
        <draw:line draw:style-name="gr6" draw:text-style-name="P3" draw:layer="layout" svg:x1="7.1cm" svg:y1="10.3cm" svg:x2="11.7cm" svg:y2="10.3cm">
          <text:p/>
        </draw:line>
        <draw:line draw:style-name="gr6" draw:text-style-name="P3" draw:layer="layout" svg:x1="7.1cm" svg:y1="8.9cm" svg:x2="11.7cm" svg:y2="8.9cm">
          <text:p/>
        </draw:line>
      </draw:page>
      <draw:page draw:name="page10" draw:style-name="dp1" draw:master-page-name="Standard">
        <draw:custom-shape draw:style-name="gr13" draw:text-style-name="P12" draw:layer="layout" svg:width="4.2cm" svg:height="1.3cm" svg:x="2.9cm" svg:y="8.3cm">
          <text:p text:style-name="P1">Nouveau 5</text:p>
          <draw:enhanced-geometry svg:viewBox="0 0 21600 21600" draw:mirror-vertical="false" draw:type="rectangle" draw:enhanced-path="M 0 0 L 21600 0 21600 21600 0 21600 0 0 Z N"/>
        </draw:custom-shape>
        <draw:custom-shape draw:style-name="gr14" draw:text-style-name="P13" draw:layer="layout" svg:width="4.2cm" svg:height="1.3cm" svg:x="2.9cm" svg:y="10.9cm">
          <text:p text:style-name="P1">Nouveau 3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2.9cm" svg:y="9.6cm">
          <text:p text:style-name="P1">Nouveau 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layer="layout" svg:width="4.2cm" svg:height="1.3cm" svg:x="2.9cm" svg:y="12.2cm">
          <text:p text:style-name="P1">Nouveau 2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2.9cm" svg:y="13.5cm">
          <text:p text:style-name="P1">Nouveau 1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8.3cm">
          <text:p text:style-name="P1">Ancien 5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10.9cm">
          <text:p text:style-name="P1">Ancien 3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9.6cm">
          <text:p text:style-name="P1">Ancien 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12.2cm">
          <text:p text:style-name="P1">Ancien 2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13.5cm">
          <text:p text:style-name="P1">Ancien 1</text:p>
          <draw:enhanced-geometry svg:viewBox="0 0 21600 21600" draw:mirror-vertical="false" draw:type="rectangle" draw:enhanced-path="M 0 0 L 21600 0 21600 21600 0 21600 0 0 Z N"/>
        </draw:custom-shape>
        <draw:line draw:style-name="gr2" draw:text-style-name="P3" draw:layer="layout" svg:x1="17.7cm" svg:y1="16cm" svg:x2="17.7cm" svg:y2="4.3cm">
          <text:p/>
        </draw:line>
        <draw:frame draw:style-name="gr3" draw:text-style-name="P5" draw:layer="layout" svg:width="12.2cm" svg:height="1.673cm" draw:transform="rotate (-1.5707963267949) translate (19.4cm 4.7cm)">
          <draw:text-box>
            <text:p text:style-name="P4"><text:span text:style-name="T1">Sens dans lequel on parcourt la liste</text:span></text:p>
          </draw:text-box>
        </draw:frame>
        <draw:frame draw:style-name="gr4" draw:text-style-name="P7" draw:layer="layout" svg:width="11.4cm" svg:height="3.8cm" svg:x="6.3cm" svg:y="1.6cm">
          <draw:text-box>
            <text:p text:style-name="P6">Création d'une paire</text:p>
          </draw:text-box>
        </draw:frame>
        <draw:frame draw:style-name="gr15" draw:text-style-name="P9" draw:layer="layout" svg:width="8.7cm" svg:height="4.8cm" svg:x="2.6cm" svg:y="16.7cm">
          <draw:text-box>
            <text:p>Le premier tour <text:s/>a été effectué, pour des raisons diverses (manque de terrain…) le troisième nouveau n'a pas pu jouer, ils sont maintenant prioritaires</text:p>
          </draw:text-box>
        </draw:frame>
      </draw:page>
      <draw:page draw:name="page11" draw:style-name="dp1" draw:master-page-name="Standard">
        <draw:custom-shape draw:style-name="gr13" draw:text-style-name="P12" draw:layer="layout" svg:width="4.2cm" svg:height="1.3cm" svg:x="2.9cm" svg:y="8.3cm">
          <text:p text:style-name="P1">Nouveau 5</text:p>
          <draw:enhanced-geometry svg:viewBox="0 0 21600 21600" draw:mirror-vertical="false" draw:type="rectangle" draw:enhanced-path="M 0 0 L 21600 0 21600 21600 0 21600 0 0 Z N"/>
        </draw:custom-shape>
        <draw:custom-shape draw:style-name="gr14" draw:text-style-name="P13" draw:layer="layout" svg:width="4.2cm" svg:height="1.3cm" svg:x="2.9cm" svg:y="10.9cm">
          <text:p text:style-name="P1">Nouveau 3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2.9cm" svg:y="9.6cm">
          <text:p text:style-name="P1">Nouveau 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layer="layout" svg:width="4.2cm" svg:height="1.3cm" svg:x="2.9cm" svg:y="12.2cm">
          <text:p text:style-name="P1">Nouveau 2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2.9cm" svg:y="13.5cm">
          <text:p text:style-name="P1">Nouveau 1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8.3cm">
          <text:p text:style-name="P1">Ancien 5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10.9cm">
          <text:p text:style-name="P1">Ancien 3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9.6cm">
          <text:p text:style-name="P1">Ancien 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12.2cm">
          <text:p text:style-name="P1">Ancien 2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13.5cm">
          <text:p text:style-name="P1">Ancien 1</text:p>
          <draw:enhanced-geometry svg:viewBox="0 0 21600 21600" draw:mirror-vertical="false" draw:type="rectangle" draw:enhanced-path="M 0 0 L 21600 0 21600 21600 0 21600 0 0 Z N"/>
        </draw:custom-shape>
        <draw:line draw:style-name="gr2" draw:text-style-name="P3" draw:layer="layout" svg:x1="17.7cm" svg:y1="16cm" svg:x2="17.7cm" svg:y2="4.3cm">
          <text:p/>
        </draw:line>
        <draw:frame draw:style-name="gr3" draw:text-style-name="P5" draw:layer="layout" svg:width="12.2cm" svg:height="1.673cm" draw:transform="rotate (-1.5707963267949) translate (19.4cm 4.7cm)">
          <draw:text-box>
            <text:p text:style-name="P4"><text:span text:style-name="T1">Sens dans lequel on parcourt la liste</text:span></text:p>
          </draw:text-box>
        </draw:frame>
        <draw:frame draw:style-name="gr4" draw:text-style-name="P7" draw:layer="layout" svg:width="11.4cm" svg:height="3.8cm" svg:x="6.3cm" svg:y="1.6cm">
          <draw:text-box>
            <text:p text:style-name="P6">Création d'une paire</text:p>
          </draw:text-box>
        </draw:frame>
        <draw:frame draw:style-name="gr16" draw:text-style-name="P7" draw:layer="layout" svg:width="8.7cm" svg:height="3.1cm" svg:x="2.6cm" svg:y="16.7cm">
          <draw:text-box>
            <text:p text:style-name="P6">On parcourt les nouveaux une première fois pour trouver les prioritaires (ici il n'y en a qu'un)</text:p>
          </draw:text-box>
        </draw:frame>
        <draw:line draw:style-name="gr17" draw:text-style-name="P3" draw:layer="layout" svg:x1="8.9cm" svg:y1="14.2cm" svg:x2="7cm" svg:y2="14.2cm">
          <text:p/>
        </draw:line>
        <draw:line draw:style-name="gr17" draw:text-style-name="P3" draw:layer="layout" svg:x1="8.8cm" svg:y1="12.8cm" svg:x2="7.1cm" svg:y2="12.8cm">
          <text:p/>
        </draw:line>
        <draw:line draw:style-name="gr18" draw:text-style-name="P3" draw:layer="layout" svg:x1="7.676cm" svg:y1="13.794cm" svg:x2="8.476cm" svg:y2="14.594cm">
          <text:p/>
        </draw:line>
        <draw:line draw:style-name="gr18" draw:text-style-name="P3" draw:layer="layout" svg:x1="8.6cm" svg:y1="13.8cm" svg:x2="7.8cm" svg:y2="14.6cm">
          <text:p/>
        </draw:line>
        <draw:line draw:style-name="gr18" draw:text-style-name="P3" draw:layer="layout" svg:x1="7.8cm" svg:y1="12.4cm" svg:x2="8.6cm" svg:y2="13.2cm">
          <text:p/>
        </draw:line>
        <draw:line draw:style-name="gr18" draw:text-style-name="P3" draw:layer="layout" svg:x1="8.5cm" svg:y1="12.5cm" svg:x2="7.8cm" svg:y2="13.2cm">
          <text:p/>
        </draw:line>
        <draw:line draw:style-name="gr19" draw:text-style-name="P3" draw:layer="layout" svg:x1="8.8cm" svg:y1="11.7cm" svg:x2="7.1cm" svg:y2="11.7cm">
          <text:p/>
        </draw:line>
        <draw:line draw:style-name="gr17" draw:text-style-name="P3" draw:layer="layout" svg:x1="9cm" svg:y1="10.206cm" svg:x2="7.1cm" svg:y2="10.206cm">
          <text:p/>
        </draw:line>
        <draw:line draw:style-name="gr18" draw:text-style-name="P3" draw:layer="layout" svg:x1="7.776cm" svg:y1="9.8cm" svg:x2="8.576cm" svg:y2="10.6cm">
          <text:p/>
        </draw:line>
        <draw:line draw:style-name="gr18" draw:text-style-name="P3" draw:layer="layout" svg:x1="8.7cm" svg:y1="9.806cm" svg:x2="7.9cm" svg:y2="10.606cm">
          <text:p/>
        </draw:line>
        <draw:line draw:style-name="gr17" draw:text-style-name="P3" draw:layer="layout" svg:x1="9cm" svg:y1="9cm" svg:x2="7.1cm" svg:y2="9cm">
          <text:p/>
        </draw:line>
        <draw:line draw:style-name="gr18" draw:text-style-name="P3" draw:layer="layout" svg:x1="7.776cm" svg:y1="8.594cm" svg:x2="8.576cm" svg:y2="9.394cm">
          <text:p/>
        </draw:line>
        <draw:line draw:style-name="gr18" draw:text-style-name="P3" draw:layer="layout" svg:x1="8.7cm" svg:y1="8.6cm" svg:x2="7.9cm" svg:y2="9.4cm">
          <text:p/>
        </draw:line>
      </draw:page>
      <draw:page draw:name="page12" draw:style-name="dp1" draw:master-page-name="Standard">
        <draw:custom-shape draw:style-name="gr13" draw:text-style-name="P12" draw:layer="layout" svg:width="4.2cm" svg:height="1.3cm" svg:x="2.9cm" svg:y="8.3cm">
          <text:p text:style-name="P1">Nouveau 5</text:p>
          <draw:enhanced-geometry svg:viewBox="0 0 21600 21600" draw:mirror-vertical="false" draw:type="rectangle" draw:enhanced-path="M 0 0 L 21600 0 21600 21600 0 21600 0 0 Z N"/>
        </draw:custom-shape>
        <draw:custom-shape draw:style-name="gr14" draw:text-style-name="P13" draw:layer="layout" svg:width="4.2cm" svg:height="1.3cm" svg:x="2.9cm" svg:y="10.9cm">
          <text:p text:style-name="P1">Nouveau 3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2.9cm" svg:y="9.6cm">
          <text:p text:style-name="P1">Nouveau 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layer="layout" svg:width="4.2cm" svg:height="1.3cm" svg:x="2.9cm" svg:y="12.2cm">
          <text:p text:style-name="P1">Nouveau 2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2.9cm" svg:y="13.5cm">
          <text:p text:style-name="P1">Nouveau 1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8.3cm">
          <text:p text:style-name="P1">Ancien 5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10.9cm">
          <text:p text:style-name="P1">Ancien 3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9.6cm">
          <text:p text:style-name="P1">Ancien 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12.2cm">
          <text:p text:style-name="P1">Ancien 2</text:p>
          <draw:enhanced-geometry svg:viewBox="0 0 21600 21600" draw:mirror-vertical="false" draw:type="rectangle" draw:enhanced-path="M 0 0 L 21600 0 21600 21600 0 21600 0 0 Z N"/>
        </draw:custom-shape>
        <draw:custom-shape draw:style-name="gr9" draw:text-style-name="P10" draw:layer="layout" svg:width="4.2cm" svg:height="1.3cm" svg:x="11.7cm" svg:y="13.5cm">
          <text:p text:style-name="P1">Ancien 1</text:p>
          <draw:enhanced-geometry svg:viewBox="0 0 21600 21600" draw:mirror-vertical="false" draw:type="rectangle" draw:enhanced-path="M 0 0 L 21600 0 21600 21600 0 21600 0 0 Z N"/>
        </draw:custom-shape>
        <draw:line draw:style-name="gr2" draw:text-style-name="P3" draw:layer="layout" svg:x1="17.7cm" svg:y1="16cm" svg:x2="17.7cm" svg:y2="4.3cm">
          <text:p/>
        </draw:line>
        <draw:frame draw:style-name="gr3" draw:text-style-name="P5" draw:layer="layout" svg:width="12.2cm" svg:height="1.673cm" draw:transform="rotate (-1.5707963267949) translate (19.4cm 4.7cm)">
          <draw:text-box>
            <text:p text:style-name="P4"><text:span text:style-name="T1">Sens dans lequel on parcourt la liste</text:span></text:p>
          </draw:text-box>
        </draw:frame>
        <draw:frame draw:style-name="gr4" draw:text-style-name="P7" draw:layer="layout" svg:width="11.4cm" svg:height="3.8cm" svg:x="6.3cm" svg:y="1.6cm">
          <draw:text-box>
            <text:p text:style-name="P6">Création d'une paire</text:p>
          </draw:text-box>
        </draw:frame>
        <draw:frame draw:style-name="gr20" draw:text-style-name="P7" draw:layer="layout" svg:width="6.5cm" svg:height="3.095cm" svg:x="2.6cm" svg:y="16.7cm">
          <draw:text-box>
            <text:p text:style-name="P6">On cherche un partenaire pour le premier nouveau prioritaire</text:p>
          </draw:text-box>
        </draw:frame>
        <draw:line draw:style-name="gr6" draw:text-style-name="P3" draw:layer="layout" svg:x1="7.1cm" svg:y1="11.5cm" svg:x2="11.7cm" svg:y2="14.1cm">
          <text:p/>
        </draw:line>
        <draw:frame draw:style-name="gr21" draw:text-style-name="P9" draw:layer="layout" svg:width="4.8cm" svg:height="3.806cm" svg:x="11.9cm" svg:y="16.794cm">
          <draw:text-box>
            <text:p>On parcourt les anciens afin de trouver un partenaire</text:p>
          </draw:text-box>
        </draw:frame>
      </draw:page>
      <draw:page draw:name="page13" draw:style-name="dp1" draw:master-page-name="Standard">
        <draw:custom-shape draw:style-name="gr13" draw:text-style-name="P12" draw:layer="layout" svg:width="4.2cm" svg:height="1.3cm" svg:x="2.9cm" svg:y="8.3cm">
          <text:p text:style-name="P1">Nouveau 5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2.9cm" svg:y="10.9cm">
          <text:p text:style-name="P1">Nouveau 3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2.9cm" svg:y="9.6cm">
          <text:p text:style-name="P1">Nouveau 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layer="layout" svg:width="4.2cm" svg:height="1.3cm" svg:x="2.9cm" svg:y="12.2cm">
          <text:p text:style-name="P1">Nouveau 2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2.9cm" svg:y="13.5cm">
          <text:p text:style-name="P1">Nouveau 1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8.3cm">
          <text:p text:style-name="P1">Ancien 5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10.9cm">
          <text:p text:style-name="P1">Ancien 3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9.6cm">
          <text:p text:style-name="P1">Ancien 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12.2cm">
          <text:p text:style-name="P1">Ancien 2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11.7cm" svg:y="13.5cm">
          <text:p text:style-name="P1">Ancien 1</text:p>
          <draw:enhanced-geometry svg:viewBox="0 0 21600 21600" draw:mirror-vertical="false" draw:type="rectangle" draw:enhanced-path="M 0 0 L 21600 0 21600 21600 0 21600 0 0 Z N"/>
        </draw:custom-shape>
        <draw:line draw:style-name="gr2" draw:text-style-name="P3" draw:layer="layout" svg:x1="17.7cm" svg:y1="16cm" svg:x2="17.7cm" svg:y2="4.3cm">
          <text:p/>
        </draw:line>
        <draw:frame draw:style-name="gr3" draw:text-style-name="P5" draw:layer="layout" svg:width="12.2cm" svg:height="1.673cm" draw:transform="rotate (-1.5707963267949) translate (19.4cm 4.7cm)">
          <draw:text-box>
            <text:p text:style-name="P4"><text:span text:style-name="T1">Sens dans lequel on parcourt la liste</text:span></text:p>
          </draw:text-box>
        </draw:frame>
        <draw:frame draw:style-name="gr4" draw:text-style-name="P7" draw:layer="layout" svg:width="11.4cm" svg:height="3.8cm" svg:x="6.3cm" svg:y="1.6cm">
          <draw:text-box>
            <text:p text:style-name="P6">Création d'une paire</text:p>
          </draw:text-box>
        </draw:frame>
        <draw:frame draw:style-name="gr20" draw:text-style-name="P7" draw:layer="layout" svg:width="6.5cm" svg:height="3.095cm" svg:x="2.6cm" svg:y="16.7cm">
          <draw:text-box>
            <text:p text:style-name="P6">On cherche un partenaire pour le premier nouveau prioritaire</text:p>
          </draw:text-box>
        </draw:frame>
        <draw:line draw:style-name="gr6" draw:text-style-name="P3" draw:layer="layout" svg:x1="7.1cm" svg:y1="11.5cm" svg:x2="11.7cm" svg:y2="14.1cm">
          <text:p/>
        </draw:line>
        <draw:frame draw:style-name="gr12" draw:text-style-name="P7" draw:layer="layout" svg:width="6.7cm" svg:height="4.517cm" svg:x="11.9cm" svg:y="16.794cm">
          <draw:text-box>
            <text:p text:style-name="P6">Le premier ancien n'a jamais joué avec le troisième nouveau</text:p>
          </draw:text-box>
        </draw:frame>
      </draw:page>
      <draw:page draw:name="page14" draw:style-name="dp1" draw:master-page-name="Standard">
        <draw:custom-shape draw:style-name="gr13" draw:text-style-name="P12" draw:layer="layout" svg:width="4.2cm" svg:height="1.3cm" svg:x="2.9cm" svg:y="8.3cm">
          <text:p text:style-name="P1">Nouveau 5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2.9cm" svg:y="10.9cm">
          <text:p text:style-name="P1">Nouveau 3</text:p>
          <draw:enhanced-geometry svg:viewBox="0 0 21600 21600" draw:mirror-vertical="false" draw:type="rectangle" draw:enhanced-path="M 0 0 L 21600 0 21600 21600 0 21600 0 0 Z N"/>
        </draw:custom-shape>
        <draw:custom-shape draw:style-name="gr5" draw:text-style-name="P8" draw:layer="layout" svg:width="4.2cm" svg:height="1.3cm" svg:x="2.9cm" svg:y="9.6cm">
          <text:p text:style-name="P1">Nouveau 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11" draw:layer="layout" svg:width="4.2cm" svg:height="1.3cm" svg:x="2.9cm" svg:y="12.2cm">
          <text:p text:style-name="P1">Nouveau 2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2.9cm" svg:y="13.5cm">
          <text:p text:style-name="P1">Nouveau 1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8.3cm">
          <text:p text:style-name="P1">Ancien 5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11.7cm" svg:y="10.9cm">
          <text:p text:style-name="P1">Ancien 3</text:p>
          <draw:enhanced-geometry svg:viewBox="0 0 21600 21600" draw:mirror-vertical="false" draw:type="rectangle" draw:enhanced-path="M 0 0 L 21600 0 21600 21600 0 21600 0 0 Z N"/>
        </draw:custom-shape>
        <draw:custom-shape draw:style-name="gr9" draw:text-style-name="P10" draw:layer="layout" svg:width="4.2cm" svg:height="1.3cm" svg:x="11.7cm" svg:y="9.6cm">
          <text:p text:style-name="P1">Ancien 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11" draw:layer="layout" svg:width="4.2cm" svg:height="1.3cm" svg:x="11.7cm" svg:y="12.2cm">
          <text:p text:style-name="P1">Ancien 2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11.7cm" svg:y="13.5cm">
          <text:p text:style-name="P1">Ancien 1</text:p>
          <draw:enhanced-geometry svg:viewBox="0 0 21600 21600" draw:mirror-vertical="false" draw:type="rectangle" draw:enhanced-path="M 0 0 L 21600 0 21600 21600 0 21600 0 0 Z N"/>
        </draw:custom-shape>
        <draw:line draw:style-name="gr2" draw:text-style-name="P3" draw:layer="layout" svg:x1="17.7cm" svg:y1="16cm" svg:x2="17.7cm" svg:y2="4.3cm">
          <text:p/>
        </draw:line>
        <draw:frame draw:style-name="gr3" draw:text-style-name="P5" draw:layer="layout" svg:width="12.2cm" svg:height="1.673cm" draw:transform="rotate (-1.5707963267949) translate (19.4cm 4.7cm)">
          <draw:text-box>
            <text:p text:style-name="P4"><text:span text:style-name="T1">Sens dans lequel on parcourt la liste</text:span></text:p>
          </draw:text-box>
        </draw:frame>
        <draw:frame draw:style-name="gr4" draw:text-style-name="P7" draw:layer="layout" svg:width="11.4cm" svg:height="3.8cm" svg:x="6.3cm" svg:y="1.6cm">
          <draw:text-box>
            <text:p text:style-name="P6">Création d'une paire</text:p>
          </draw:text-box>
        </draw:frame>
        <draw:frame draw:style-name="gr20" draw:text-style-name="P7" draw:layer="layout" svg:width="6.5cm" svg:height="2.384cm" svg:x="2.6cm" svg:y="16.7cm">
          <draw:text-box>
            <text:p text:style-name="P6">On cherche un partenaire pour les joueurs restant</text:p>
          </draw:text-box>
        </draw:frame>
        <draw:line draw:style-name="gr6" draw:text-style-name="P3" draw:layer="layout" svg:x1="7.1cm" svg:y1="11.5cm" svg:x2="11.7cm" svg:y2="14.1cm">
          <text:p/>
        </draw:line>
        <draw:line draw:style-name="gr6" draw:text-style-name="P3" draw:layer="layout" svg:x1="7.1cm" svg:y1="14.1cm" svg:x2="11.7cm" svg:y2="12.8cm">
          <text:p/>
        </draw:line>
        <draw:line draw:style-name="gr6" draw:text-style-name="P3" draw:layer="layout" svg:x1="7.1cm" svg:y1="12.9cm" svg:x2="11.7cm" svg:y2="11.5cm">
          <text:p/>
        </draw:line>
        <draw:frame draw:style-name="gr22" draw:text-style-name="P9" draw:layer="layout" svg:width="4.4cm" svg:height="2.6cm" svg:x="12cm" svg:y="16.8cm">
          <draw:text-box>
            <text:p>Jusqu'ici pas de problème</text:p>
          </draw:text-box>
        </draw:frame>
        <draw:line draw:style-name="gr6" draw:text-style-name="P3" draw:layer="layout" svg:x1="7.1cm" svg:y1="10.2cm" svg:x2="11.8cm" svg:y2="10.2cm">
          <text:p/>
        </draw:line>
      </draw:page>
      <draw:page draw:name="page15" draw:style-name="dp1" draw:master-page-name="Standard">
        <draw:custom-shape draw:style-name="gr13" draw:text-style-name="P12" draw:layer="layout" svg:width="4.2cm" svg:height="1.3cm" svg:x="2.9cm" svg:y="8.3cm">
          <text:p text:style-name="P1">Nouveau 5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2.9cm" svg:y="10.9cm">
          <text:p text:style-name="P1">Nouveau 3</text:p>
          <draw:enhanced-geometry svg:viewBox="0 0 21600 21600" draw:mirror-vertical="false" draw:type="rectangle" draw:enhanced-path="M 0 0 L 21600 0 21600 21600 0 21600 0 0 Z N"/>
        </draw:custom-shape>
        <draw:custom-shape draw:style-name="gr5" draw:text-style-name="P8" draw:layer="layout" svg:width="4.2cm" svg:height="1.3cm" svg:x="2.9cm" svg:y="9.6cm">
          <text:p text:style-name="P1">Nouveau 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11" draw:layer="layout" svg:width="4.2cm" svg:height="1.3cm" svg:x="2.9cm" svg:y="12.2cm">
          <text:p text:style-name="P1">Nouveau 2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2.9cm" svg:y="13.5cm">
          <text:p text:style-name="P1">Nouveau 1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4.2cm" svg:height="1.3cm" svg:x="11.7cm" svg:y="8.3cm">
          <text:p text:style-name="P1">Ancien 5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11.7cm" svg:y="10.9cm">
          <text:p text:style-name="P1">Ancien 3</text:p>
          <draw:enhanced-geometry svg:viewBox="0 0 21600 21600" draw:mirror-vertical="false" draw:type="rectangle" draw:enhanced-path="M 0 0 L 21600 0 21600 21600 0 21600 0 0 Z N"/>
        </draw:custom-shape>
        <draw:custom-shape draw:style-name="gr23" draw:text-style-name="P14" draw:layer="layout" svg:width="4.2cm" svg:height="1.3cm" svg:x="11.7cm" svg:y="9.6cm">
          <text:p text:style-name="P1">Ancien 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11" draw:layer="layout" svg:width="4.2cm" svg:height="1.3cm" svg:x="11.7cm" svg:y="12.2cm">
          <text:p text:style-name="P1">Ancien 2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11.7cm" svg:y="13.5cm">
          <text:p text:style-name="P1">Ancien 1</text:p>
          <draw:enhanced-geometry svg:viewBox="0 0 21600 21600" draw:mirror-vertical="false" draw:type="rectangle" draw:enhanced-path="M 0 0 L 21600 0 21600 21600 0 21600 0 0 Z N"/>
        </draw:custom-shape>
        <draw:line draw:style-name="gr2" draw:text-style-name="P3" draw:layer="layout" svg:x1="17.7cm" svg:y1="16cm" svg:x2="17.7cm" svg:y2="4.3cm">
          <text:p/>
        </draw:line>
        <draw:frame draw:style-name="gr3" draw:text-style-name="P5" draw:layer="layout" svg:width="12.2cm" svg:height="1.673cm" draw:transform="rotate (-1.5707963267949) translate (19.4cm 4.7cm)">
          <draw:text-box>
            <text:p text:style-name="P4"><text:span text:style-name="T1">Sens dans lequel on parcourt la liste</text:span></text:p>
          </draw:text-box>
        </draw:frame>
        <draw:frame draw:style-name="gr4" draw:text-style-name="P7" draw:layer="layout" svg:width="11.4cm" svg:height="3.8cm" svg:x="6.3cm" svg:y="1.6cm">
          <draw:text-box>
            <text:p text:style-name="P6">Création d'une paire</text:p>
          </draw:text-box>
        </draw:frame>
        <draw:frame draw:style-name="gr20" draw:text-style-name="P7" draw:layer="layout" svg:width="6.5cm" svg:height="2.384cm" svg:x="2.6cm" svg:y="16.7cm">
          <draw:text-box>
            <text:p text:style-name="P6">On cherche un partenaire pour les joueurs restant</text:p>
          </draw:text-box>
        </draw:frame>
        <draw:line draw:style-name="gr6" draw:text-style-name="P3" draw:layer="layout" svg:x1="7.1cm" svg:y1="11.5cm" svg:x2="11.7cm" svg:y2="14.1cm">
          <text:p/>
        </draw:line>
        <draw:line draw:style-name="gr6" draw:text-style-name="P3" draw:layer="layout" svg:x1="7.1cm" svg:y1="14.1cm" svg:x2="11.7cm" svg:y2="12.8cm">
          <text:p/>
        </draw:line>
        <draw:line draw:style-name="gr6" draw:text-style-name="P3" draw:layer="layout" svg:x1="7.1cm" svg:y1="12.9cm" svg:x2="11.7cm" svg:y2="11.5cm">
          <text:p/>
        </draw:line>
        <draw:frame draw:style-name="gr12" draw:text-style-name="P7" draw:layer="layout" svg:width="5.8cm" svg:height="4.517cm" svg:x="11.9cm" svg:y="16.8cm">
          <draw:text-box>
            <text:p text:style-name="P6">Le quatrième nouveau a déjà joué avec le quatrième ancien</text:p>
          </draw:text-box>
        </draw:frame>
        <draw:line draw:style-name="gr6" draw:text-style-name="P3" draw:layer="layout" svg:x1="7.1cm" svg:y1="10.2cm" svg:x2="11.8cm" svg:y2="10.2cm">
          <text:p/>
        </draw:line>
      </draw:page>
      <draw:page draw:name="page16" draw:style-name="dp1" draw:master-page-name="Standard">
        <draw:custom-shape draw:style-name="gr13" draw:text-style-name="P12" draw:layer="layout" svg:width="4.2cm" svg:height="1.3cm" svg:x="2.9cm" svg:y="8.3cm">
          <text:p text:style-name="P1">Nouveau 5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2.9cm" svg:y="10.9cm">
          <text:p text:style-name="P1">Nouveau 3</text:p>
          <draw:enhanced-geometry svg:viewBox="0 0 21600 21600" draw:mirror-vertical="false" draw:type="rectangle" draw:enhanced-path="M 0 0 L 21600 0 21600 21600 0 21600 0 0 Z N"/>
        </draw:custom-shape>
        <draw:custom-shape draw:style-name="gr5" draw:text-style-name="P8" draw:layer="layout" svg:width="4.2cm" svg:height="1.3cm" svg:x="2.9cm" svg:y="9.6cm">
          <text:p text:style-name="P1">Nouveau 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11" draw:layer="layout" svg:width="4.2cm" svg:height="1.3cm" svg:x="2.9cm" svg:y="12.2cm">
          <text:p text:style-name="P1">Nouveau 2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2.9cm" svg:y="13.5cm">
          <text:p text:style-name="P1">Nouveau 1</text:p>
          <draw:enhanced-geometry svg:viewBox="0 0 21600 21600" draw:mirror-vertical="false" draw:type="rectangle" draw:enhanced-path="M 0 0 L 21600 0 21600 21600 0 21600 0 0 Z N"/>
        </draw:custom-shape>
        <draw:custom-shape draw:style-name="gr9" draw:text-style-name="P10" draw:layer="layout" svg:width="4.2cm" svg:height="1.3cm" svg:x="11.7cm" svg:y="8.3cm">
          <text:p text:style-name="P1">Ancien 5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11.7cm" svg:y="10.9cm">
          <text:p text:style-name="P1">Ancien 3</text:p>
          <draw:enhanced-geometry svg:viewBox="0 0 21600 21600" draw:mirror-vertical="false" draw:type="rectangle" draw:enhanced-path="M 0 0 L 21600 0 21600 21600 0 21600 0 0 Z N"/>
        </draw:custom-shape>
        <draw:custom-shape draw:style-name="gr23" draw:text-style-name="P14" draw:layer="layout" svg:width="4.2cm" svg:height="1.3cm" svg:x="11.7cm" svg:y="9.6cm">
          <text:p text:style-name="P1">Ancien 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11" draw:layer="layout" svg:width="4.2cm" svg:height="1.3cm" svg:x="11.7cm" svg:y="12.2cm">
          <text:p text:style-name="P1">Ancien 2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11.7cm" svg:y="13.5cm">
          <text:p text:style-name="P1">Ancien 1</text:p>
          <draw:enhanced-geometry svg:viewBox="0 0 21600 21600" draw:mirror-vertical="false" draw:type="rectangle" draw:enhanced-path="M 0 0 L 21600 0 21600 21600 0 21600 0 0 Z N"/>
        </draw:custom-shape>
        <draw:line draw:style-name="gr2" draw:text-style-name="P3" draw:layer="layout" svg:x1="17.7cm" svg:y1="16cm" svg:x2="17.7cm" svg:y2="4.3cm">
          <text:p/>
        </draw:line>
        <draw:frame draw:style-name="gr3" draw:text-style-name="P5" draw:layer="layout" svg:width="12.2cm" svg:height="1.673cm" draw:transform="rotate (-1.5707963267949) translate (19.4cm 4.7cm)">
          <draw:text-box>
            <text:p text:style-name="P4"><text:span text:style-name="T1">Sens dans lequel on parcourt la liste</text:span></text:p>
          </draw:text-box>
        </draw:frame>
        <draw:frame draw:style-name="gr4" draw:text-style-name="P7" draw:layer="layout" svg:width="11.4cm" svg:height="3.8cm" svg:x="6.3cm" svg:y="1.6cm">
          <draw:text-box>
            <text:p text:style-name="P6">Création d'une paire</text:p>
          </draw:text-box>
        </draw:frame>
        <draw:frame draw:style-name="gr20" draw:text-style-name="P7" draw:layer="layout" svg:width="6.5cm" svg:height="2.384cm" svg:x="2.6cm" svg:y="16.7cm">
          <draw:text-box>
            <text:p text:style-name="P6">On cherche un partenaire pour les joueurs restant</text:p>
          </draw:text-box>
        </draw:frame>
        <draw:line draw:style-name="gr6" draw:text-style-name="P3" draw:layer="layout" svg:x1="7.1cm" svg:y1="11.5cm" svg:x2="11.7cm" svg:y2="14.1cm">
          <text:p/>
        </draw:line>
        <draw:line draw:style-name="gr6" draw:text-style-name="P3" draw:layer="layout" svg:x1="7.1cm" svg:y1="14.1cm" svg:x2="11.7cm" svg:y2="12.8cm">
          <text:p/>
        </draw:line>
        <draw:line draw:style-name="gr6" draw:text-style-name="P3" draw:layer="layout" svg:x1="7.1cm" svg:y1="12.9cm" svg:x2="11.7cm" svg:y2="11.5cm">
          <text:p/>
        </draw:line>
        <draw:frame draw:style-name="gr12" draw:text-style-name="P7" draw:layer="layout" svg:width="6.7cm" svg:height="4.517cm" svg:x="11.4cm" svg:y="16.483cm">
          <draw:text-box>
            <text:p text:style-name="P6">Le cinquième ancien n'a jamais joué avec le quatrième nouveau, on crée la paire</text:p>
          </draw:text-box>
        </draw:frame>
        <draw:line draw:style-name="gr6" draw:text-style-name="P3" draw:layer="layout" svg:x1="7.1cm" svg:y1="10.2cm" svg:x2="11.7cm" svg:y2="8.8cm">
          <text:p/>
        </draw:line>
      </draw:page>
      <draw:page draw:name="page17" draw:style-name="dp1" draw:master-page-name="Standard">
        <draw:custom-shape draw:style-name="gr5" draw:text-style-name="P8" draw:layer="layout" svg:width="4.2cm" svg:height="1.3cm" svg:x="2.9cm" svg:y="8.3cm">
          <text:p text:style-name="P1">Nouveau 5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2.9cm" svg:y="10.9cm">
          <text:p text:style-name="P1">Nouveau 3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2.9cm" svg:y="9.6cm">
          <text:p text:style-name="P1">Nouveau 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11" draw:layer="layout" svg:width="4.2cm" svg:height="1.3cm" svg:x="2.9cm" svg:y="12.2cm">
          <text:p text:style-name="P1">Nouveau 2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2.9cm" svg:y="13.5cm">
          <text:p text:style-name="P1">Nouveau 1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11.7cm" svg:y="8.3cm">
          <text:p text:style-name="P1">Ancien 5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11.7cm" svg:y="10.9cm">
          <text:p text:style-name="P1">Ancien 3</text:p>
          <draw:enhanced-geometry svg:viewBox="0 0 21600 21600" draw:mirror-vertical="false" draw:type="rectangle" draw:enhanced-path="M 0 0 L 21600 0 21600 21600 0 21600 0 0 Z N"/>
        </draw:custom-shape>
        <draw:custom-shape draw:style-name="gr9" draw:text-style-name="P10" draw:layer="layout" svg:width="4.2cm" svg:height="1.3cm" svg:x="11.7cm" svg:y="9.6cm">
          <text:p text:style-name="P1">Ancien 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11" draw:layer="layout" svg:width="4.2cm" svg:height="1.3cm" svg:x="11.7cm" svg:y="12.2cm">
          <text:p text:style-name="P1">Ancien 2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11.7cm" svg:y="13.5cm">
          <text:p text:style-name="P1">Ancien 1</text:p>
          <draw:enhanced-geometry svg:viewBox="0 0 21600 21600" draw:mirror-vertical="false" draw:type="rectangle" draw:enhanced-path="M 0 0 L 21600 0 21600 21600 0 21600 0 0 Z N"/>
        </draw:custom-shape>
        <draw:line draw:style-name="gr2" draw:text-style-name="P3" draw:layer="layout" svg:x1="17.7cm" svg:y1="16cm" svg:x2="17.7cm" svg:y2="4.3cm">
          <text:p/>
        </draw:line>
        <draw:frame draw:style-name="gr3" draw:text-style-name="P5" draw:layer="layout" svg:width="12.2cm" svg:height="1.673cm" draw:transform="rotate (-1.5707963267949) translate (19.4cm 4.7cm)">
          <draw:text-box>
            <text:p text:style-name="P4"><text:span text:style-name="T1">Sens dans lequel on parcourt la liste</text:span></text:p>
          </draw:text-box>
        </draw:frame>
        <draw:frame draw:style-name="gr4" draw:text-style-name="P7" draw:layer="layout" svg:width="11.4cm" svg:height="3.8cm" svg:x="6.3cm" svg:y="1.6cm">
          <draw:text-box>
            <text:p text:style-name="P6">Création d'une paire</text:p>
          </draw:text-box>
        </draw:frame>
        <draw:frame draw:style-name="gr20" draw:text-style-name="P7" draw:layer="layout" svg:width="6.5cm" svg:height="2.384cm" svg:x="2.6cm" svg:y="16.7cm">
          <draw:text-box>
            <text:p text:style-name="P6">On cherche un partenaire pour les joueurs restant</text:p>
          </draw:text-box>
        </draw:frame>
        <draw:line draw:style-name="gr6" draw:text-style-name="P3" draw:layer="layout" svg:x1="7.1cm" svg:y1="11.5cm" svg:x2="11.7cm" svg:y2="14.1cm">
          <text:p/>
        </draw:line>
        <draw:line draw:style-name="gr6" draw:text-style-name="P3" draw:layer="layout" svg:x1="7.1cm" svg:y1="14.1cm" svg:x2="11.7cm" svg:y2="12.8cm">
          <text:p/>
        </draw:line>
        <draw:line draw:style-name="gr6" draw:text-style-name="P3" draw:layer="layout" svg:x1="7.1cm" svg:y1="12.9cm" svg:x2="11.7cm" svg:y2="11.5cm">
          <text:p/>
        </draw:line>
        <draw:frame draw:style-name="gr12" draw:text-style-name="P7" draw:layer="layout" svg:width="6.7cm" svg:height="4.517cm" svg:x="11.4cm" svg:y="16.483cm">
          <draw:text-box>
            <text:p text:style-name="P6">Le cinquième nouveau et le quatrième ancien n'ont jamais joué ensemble, on peut créer la paire</text:p>
          </draw:text-box>
        </draw:frame>
        <draw:line draw:style-name="gr6" draw:text-style-name="P3" draw:layer="layout" svg:x1="7.1cm" svg:y1="10.2cm" svg:x2="11.7cm" svg:y2="8.8cm">
          <text:p/>
        </draw:line>
        <draw:line draw:style-name="gr6" draw:text-style-name="P3" draw:layer="layout" svg:x1="7.1cm" svg:y1="9cm" svg:x2="11.7cm" svg:y2="10.4cm">
          <text:p/>
        </draw:line>
      </draw:page>
      <draw:page draw:name="page18" draw:style-name="dp1" draw:master-page-name="Standard">
        <draw:custom-shape draw:style-name="gr11" draw:text-style-name="P11" draw:layer="layout" svg:width="4.2cm" svg:height="1.3cm" svg:x="2.9cm" svg:y="8.3cm">
          <text:p text:style-name="P1">Nouveau 5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2.9cm" svg:y="10.9cm">
          <text:p text:style-name="P1">Nouveau 3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2.9cm" svg:y="9.6cm">
          <text:p text:style-name="P1">Nouveau 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11" draw:layer="layout" svg:width="4.2cm" svg:height="1.3cm" svg:x="2.9cm" svg:y="12.2cm">
          <text:p text:style-name="P1">Nouveau 2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2.9cm" svg:y="13.5cm">
          <text:p text:style-name="P1">Nouveau 1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11.7cm" svg:y="8.3cm">
          <text:p text:style-name="P1">Ancien 5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11.7cm" svg:y="10.9cm">
          <text:p text:style-name="P1">Ancien 3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11.7cm" svg:y="9.6cm">
          <text:p text:style-name="P1">Ancien 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11" draw:layer="layout" svg:width="4.2cm" svg:height="1.3cm" svg:x="11.7cm" svg:y="12.2cm">
          <text:p text:style-name="P1">Ancien 2</text:p>
          <draw:enhanced-geometry svg:viewBox="0 0 21600 21600" draw:mirror-vertical="false" draw:type="rectangle" draw:enhanced-path="M 0 0 L 21600 0 21600 21600 0 21600 0 0 Z N"/>
        </draw:custom-shape>
        <draw:custom-shape draw:style-name="gr11" draw:text-style-name="P11" draw:layer="layout" svg:width="4.2cm" svg:height="1.3cm" svg:x="11.7cm" svg:y="13.5cm">
          <text:p text:style-name="P1">Ancien 1</text:p>
          <draw:enhanced-geometry svg:viewBox="0 0 21600 21600" draw:mirror-vertical="false" draw:type="rectangle" draw:enhanced-path="M 0 0 L 21600 0 21600 21600 0 21600 0 0 Z N"/>
        </draw:custom-shape>
        <draw:line draw:style-name="gr2" draw:text-style-name="P3" draw:layer="layout" svg:x1="17.7cm" svg:y1="16cm" svg:x2="17.7cm" svg:y2="4.3cm">
          <text:p/>
        </draw:line>
        <draw:frame draw:style-name="gr3" draw:text-style-name="P5" draw:layer="layout" svg:width="12.2cm" svg:height="1.673cm" draw:transform="rotate (-1.5707963267949) translate (19.4cm 4.7cm)">
          <draw:text-box>
            <text:p text:style-name="P4"><text:span text:style-name="T1">Sens dans lequel on parcourt la liste</text:span></text:p>
          </draw:text-box>
        </draw:frame>
        <draw:frame draw:style-name="gr4" draw:text-style-name="P7" draw:layer="layout" svg:width="11.4cm" svg:height="3.8cm" svg:x="6.3cm" svg:y="1.6cm">
          <draw:text-box>
            <text:p text:style-name="P6">Création d'une paire</text:p>
          </draw:text-box>
        </draw:frame>
        <draw:frame draw:style-name="gr20" draw:text-style-name="P7" draw:layer="layout" svg:width="6.5cm" svg:height="5.939cm" svg:x="2.6cm" svg:y="16.7cm">
          <draw:text-box>
            <text:p text:style-name="P6">On a créé un maximum de paires possibles, on peut donc lancer le second tour et continuer ainsi jusqu'à ce que l'on souhaite arrêter</text:p>
          </draw:text-box>
        </draw:frame>
        <draw:line draw:style-name="gr6" draw:text-style-name="P3" draw:layer="layout" svg:x1="7.1cm" svg:y1="11.5cm" svg:x2="11.7cm" svg:y2="14.1cm">
          <text:p/>
        </draw:line>
        <draw:line draw:style-name="gr6" draw:text-style-name="P3" draw:layer="layout" svg:x1="7.1cm" svg:y1="14.1cm" svg:x2="11.7cm" svg:y2="12.8cm">
          <text:p/>
        </draw:line>
        <draw:line draw:style-name="gr6" draw:text-style-name="P3" draw:layer="layout" svg:x1="7.1cm" svg:y1="12.9cm" svg:x2="11.7cm" svg:y2="11.5cm">
          <text:p/>
        </draw:line>
        <draw:line draw:style-name="gr6" draw:text-style-name="P3" draw:layer="layout" svg:x1="7.1cm" svg:y1="10.2cm" svg:x2="11.7cm" svg:y2="8.8cm">
          <text:p/>
        </draw:line>
        <draw:line draw:style-name="gr6" draw:text-style-name="P3" draw:layer="layout" svg:x1="7.1cm" svg:y1="9cm" svg:x2="11.7cm" svg:y2="10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3T11:16:05.312000000</meta:creation-date>
    <dc:date>2016-05-13T12:04:20.755000000</dc:date>
    <meta:editing-duration>PT2M23S</meta:editing-duration>
    <meta:editing-cycles>1</meta:editing-cycles>
    <meta:document-statistic meta:object-count="330"/>
    <meta:generator>LibreOffice/4.4.3.2$Windows_x86 LibreOffice_project/88805f81e9fe61362df02b9941de8e38a9b5fd16</meta:generator>
  </office:meta>
</office:document-meta>
</file>